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end="" draw:marker-end-width="0.3cm" draw:fill="none" draw:textarea-vertical-align="botto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1cm" svg:height="1.5cm" svg:x="1.8cm" svg:y="6.4cm">
          <text:p text:style-name="P1">Manu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1cm" svg:height="1.5cm" svg:x="5.7cm" svg:y="6.4cm">
          <text:p text:style-name="P1">Arm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1cm" svg:height="1.5cm" svg:x="13.3cm" svg:y="6.4cm">
          <text:p text:style-name="P1">Waypoi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1cm" svg:height="1.5cm" svg:x="9.6cm" svg:y="6.4cm">
          <text:p text:style-name="P1">Takeof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5.2cm" svg:height="2.8cm" svg:x="12.3cm" svg:y="9.1cm">
          <text:p text:style-name="P1">Last Waypoint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layer="layout" svg:width="3.1cm" svg:height="1.5cm" svg:x="7.4cm" svg:y="9.6cm">
          <text:p text:style-name="P1">Land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1cm" svg:height="1.5cm" svg:x="1.8cm" svg:y="9.6cm">
          <text:p text:style-name="P1">Disarming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4.9cm" svg:y1="7.1cm" svg:x2="5.699cm" svg:y2="7.125cm">
          <text:p/>
        </draw:line>
        <draw:line draw:style-name="gr2" draw:text-style-name="P1" draw:layer="layout" svg:x1="8.8cm" svg:y1="7.1cm" svg:x2="9.6cm" svg:y2="7.1cm">
          <text:p/>
        </draw:line>
        <draw:line draw:style-name="gr2" draw:text-style-name="P1" draw:layer="layout" svg:x1="12.7cm" svg:y1="7.2cm" svg:x2="13.3cm" svg:y2="7.2cm">
          <text:p/>
        </draw:line>
        <draw:line draw:style-name="gr2" draw:text-style-name="P1" draw:layer="layout" svg:x1="14.9cm" svg:y1="7.9cm" svg:x2="14.9cm" svg:y2="9.1cm">
          <text:p/>
        </draw:line>
        <draw:line draw:style-name="gr3" draw:text-style-name="P1" draw:layer="layout" svg:x1="10.5cm" svg:y1="10.5cm" svg:x2="12.3cm" svg:y2="10.5cm">
          <text:p text:style-name="P1">Yes</text:p>
        </draw:line>
        <draw:line draw:style-name="gr2" draw:text-style-name="P1" draw:layer="layout" svg:x1="7.4cm" svg:y1="10.5cm" svg:x2="4.9cm" svg:y2="10.5cm">
          <text:p/>
        </draw:line>
        <draw:line draw:style-name="gr2" draw:text-style-name="P1" draw:layer="layout" svg:x1="3.4cm" svg:y1="9.6cm" svg:x2="3.4cm" svg:y2="7.9cm">
          <text:p/>
        </draw:line>
        <draw:line draw:style-name="gr4" draw:text-style-name="P1" draw:layer="layout" svg:x1="18cm" svg:y1="10.5cm" svg:x2="18cm" svg:y2="7.3cm">
          <text:p/>
        </draw:line>
        <draw:line draw:style-name="gr3" draw:text-style-name="P1" draw:layer="layout" svg:x1="16.4cm" svg:y1="7.3cm" svg:x2="18cm" svg:y2="7.3cm">
          <text:p text:style-name="P1">No</text:p>
        </draw:line>
        <draw:line draw:style-name="gr4" draw:text-style-name="P1" draw:layer="layout" svg:x1="18cm" svg:y1="10.5cm" svg:x2="17.5cm" svg:y2="10.5cm">
          <text:p/>
        </draw:line>
      </draw:page>
      <draw:page draw:name="page2" draw:style-name="dp1" draw:master-page-name="Standard">
        <draw:custom-shape draw:style-name="gr1" draw:text-style-name="P1" draw:layer="layout" svg:width="3.1cm" svg:height="1.5cm" svg:x="1.7cm" svg:y="14.201cm">
          <text:p text:style-name="P1">Manu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1cm" svg:height="1.5cm" svg:x="5.6cm" svg:y="14.201cm">
          <text:p text:style-name="P1">Arm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1cm" svg:height="1.5cm" svg:x="17.1cm" svg:y="14.201cm">
          <text:p text:style-name="P1">Waypoi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1cm" svg:height="1.5cm" svg:x="13.4cm" svg:y="14.201cm">
          <text:p text:style-name="P1">Takeof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5.2cm" svg:height="2.8cm" svg:x="16.1cm" svg:y="16.901cm">
          <text:p text:style-name="P1">Last waypoint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layer="layout" svg:width="3.1cm" svg:height="1.5cm" svg:x="7.3cm" svg:y="17.401cm">
          <text:p text:style-name="P1">Land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1cm" svg:height="1.5cm" svg:x="1.7cm" svg:y="17.401cm">
          <text:p text:style-name="P1">Disarming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4.8cm" svg:y1="14.901cm" svg:x2="5.599cm" svg:y2="14.926cm">
          <text:p/>
        </draw:line>
        <draw:line draw:style-name="gr2" draw:text-style-name="P1" draw:layer="layout" svg:x1="8.7cm" svg:y1="14.901cm" svg:x2="9.5cm" svg:y2="14.901cm">
          <text:p/>
        </draw:line>
        <draw:line draw:style-name="gr2" draw:text-style-name="P1" draw:layer="layout" svg:x1="16.5cm" svg:y1="14.901cm" svg:x2="17.1cm" svg:y2="14.901cm">
          <text:p/>
        </draw:line>
        <draw:line draw:style-name="gr2" draw:text-style-name="P1" draw:layer="layout" svg:x1="18.7cm" svg:y1="15.701cm" svg:x2="18.7cm" svg:y2="16.901cm">
          <text:p/>
        </draw:line>
        <draw:line draw:style-name="gr3" draw:text-style-name="P1" draw:layer="layout" svg:x1="10.4cm" svg:y1="18.301cm" svg:x2="16.1cm" svg:y2="18.301cm">
          <text:p text:style-name="P1">Yes</text:p>
        </draw:line>
        <draw:line draw:style-name="gr2" draw:text-style-name="P1" draw:layer="layout" svg:x1="7.3cm" svg:y1="18.301cm" svg:x2="4.8cm" svg:y2="18.301cm">
          <text:p/>
        </draw:line>
        <draw:line draw:style-name="gr2" draw:text-style-name="P1" draw:layer="layout" svg:x1="3.3cm" svg:y1="17.401cm" svg:x2="3.3cm" svg:y2="15.701cm">
          <text:p/>
        </draw:line>
        <draw:line draw:style-name="gr4" draw:text-style-name="P1" draw:layer="layout" svg:x1="21.8cm" svg:y1="18.301cm" svg:x2="21.8cm" svg:y2="15.101cm">
          <text:p/>
        </draw:line>
        <draw:line draw:style-name="gr3" draw:text-style-name="P1" draw:layer="layout" svg:x1="20.2cm" svg:y1="15.101cm" svg:x2="21.8cm" svg:y2="15.101cm">
          <text:p text:style-name="P1">No</text:p>
        </draw:line>
        <draw:line draw:style-name="gr4" draw:text-style-name="P1" draw:layer="layout" svg:x1="21.8cm" svg:y1="18.301cm" svg:x2="21.3cm" svg:y2="18.301cm">
          <text:p/>
        </draw:line>
        <draw:custom-shape draw:style-name="gr1" draw:text-style-name="P1" draw:layer="layout" svg:width="3.1cm" svg:height="1.5cm" svg:x="9.5cm" svg:y="14.201cm">
          <text:p text:style-name="P1">Planning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2.6cm" svg:y1="14.901cm" svg:x2="13.4cm" svg:y2="14.9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 Thänert</meta:initial-creator>
    <meta:creation-date>2020-07-07T11:32:44.33</meta:creation-date>
    <dc:date>2020-07-07T11:51:24.86</dc:date>
    <dc:creator>Stefan Thänert</dc:creator>
    <meta:editing-duration>PT2M29S</meta:editing-duration>
    <meta:editing-cycles>1</meta:editing-cycles>
    <meta:document-statistic meta:object-count="36"/>
    <meta:generator>OpenOffice/4.1.7$Win32 OpenOffice.org_project/417m1$Build-9800</meta:generator>
  </office:meta>
</office:document-meta>
</file>